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7.044cm" fo:margin-left="0.004cm" fo:margin-right="-0.048cm" style:page-number="auto" fo:break-before="page" table:align="margins" style:writing-mode="lr-tb"/>
    </style:style>
    <style:style style:name="Tabelle1.A" style:family="table-column">
      <style:table-column-properties style:column-width="3.708cm" style:rel-column-width="14255*"/>
    </style:style>
    <style:style style:name="Tabelle1.B" style:family="table-column">
      <style:table-column-properties style:column-width="3.831cm" style:rel-column-width="14730*"/>
    </style:style>
    <style:style style:name="Tabelle1.C" style:family="table-column">
      <style:table-column-properties style:column-width="3.604cm" style:rel-column-width="13855*"/>
    </style:style>
    <style:style style:name="Tabelle1.D" style:family="table-column">
      <style:table-column-properties style:column-width="3.676cm" style:rel-column-width="14133*"/>
    </style:style>
    <style:style style:name="Tabelle1.E" style:family="table-column">
      <style:table-column-properties style:column-width="2.226cm" style:rel-column-width="856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191cm" fo:border="0.018cm solid #000000"/>
    </style:style>
    <style:style style:name="Tabelle1.2" style:family="table-row">
      <style:table-row-properties style:min-row-height="0.011cm" style:keep-together="true" fo:keep-together="auto"/>
    </style:style>
    <style:style style:name="Tabelle1.A2" style:family="table-cell">
      <style:table-cell-properties fo:padding="0.191cm" fo:border-left="0.018cm solid #000000" fo:border-right="none" fo:border-top="none" fo:border-bottom="0.018cm solid #000000"/>
    </style:style>
    <style:style style:name="Tabelle1.E2" style:family="table-cell">
      <style:table-cell-properties fo:padding="0.191cm" fo:border-left="0.018cm solid #000000" fo:border-right="0.018cm solid #000000" fo:border-top="none" fo:border-bottom="0.018cm solid #000000"/>
    </style:style>
    <style:style style:name="Tabelle1.D7" style:family="table-cell">
      <style:table-cell-properties style:vertical-align="middle" fo:padding="0.191cm" fo:border-left="0.018cm solid #000000" fo:border-right="none" fo:border-top="none" fo:border-bottom="0.018cm solid #000000"/>
    </style:style>
    <style:style style:name="Tabelle1.8" style:family="table-row">
      <style:table-row-properties style:row-height="0.409cm" style:keep-together="true" fo:keep-together="auto"/>
    </style:style>
    <style:style style:name="Tabelle1.9" style:family="table-row">
      <style:table-row-properties style:min-row-height="0.894cm" style:keep-together="true" fo:keep-together="auto"/>
    </style:style>
    <style:style style:name="Tabelle1.10" style:family="table-row">
      <style:table-row-properties style:min-row-height="1.025cm" style:keep-together="true" fo:keep-together="auto"/>
    </style:style>
    <style:style style:name="Tabelle1.E51" style:family="table-cell">
      <style:table-cell-properties style:vertical-align="bottom" fo:padding="0.191cm" fo:border-left="0.018cm solid #000000" fo:border-right="0.018cm solid #000000" fo:border-top="none" fo:border-bottom="0.018cm solid #000000"/>
    </style:style>
    <style:style style:name="Tabelle1.B65" style:family="table-cell">
      <style:table-cell-properties style:vertical-align="" fo:padding="0.191cm" fo:border-left="0.018cm solid #000000" fo:border-right="none" fo:border-top="none" fo:border-bottom="0.018cm solid #000000"/>
    </style:style>
    <style:style style:name="Tabelle1.E73" style:family="table-cell">
      <style:table-cell-properties style:vertical-align="" fo:padding="0.191cm" fo:border-left="0.018cm solid #000000" fo:border-right="0.018cm solid #000000" fo:border-top="none" fo:border-bottom="0.018cm solid #000000"/>
    </style:style>
    <style:style style:name="Tabelle1.75" style:family="table-row">
      <style:table-row-properties style:min-row-height="0.859cm" style:keep-together="true" fo:keep-together="auto"/>
    </style:style>
    <style:style style:name="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>
        <style:tab-stops>
          <style:tab-stop style:position="1.706cm"/>
        </style:tab-stops>
      </style:paragraph-properties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 style:language-complex="am" style:country-complex="E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" style:font-size-complex="9pt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 style:language-complex="am" style:country-complex="ET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style:font-name-asian="Ethiopic Unicode2" style:font-size-asian="9pt" style:font-name-complex="Ethiopic Unicode2" style:font-size-complex="9pt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" style:font-size-complex="9pt" style:font-weight-complex="normal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" style:font-size-complex="9pt" style:font-weight-complex="normal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" style:font-size-complex="9pt" style:font-weight-complex="normal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2" style:font-size-complex="9pt" style:font-weight-complex="normal"/>
    </style:style>
    <style:style style:name="P1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00" style:font-name-asian="Ethiopic Unicode2" style:font-size-asian="9pt" style:font-weight-asian="normal" style:font-name-complex="Ethiopic Unicode2" style:font-size-complex="9pt" style:font-weight-complex="normal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1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2" style:font-size-complex="9pt" style:language-complex="am" style:country-complex="ET"/>
    </style:style>
    <style:style style:name="P1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2" style:font-size-asian="9pt" style:font-name-complex="Ethiopic Unicode" style:font-size-complex="9pt"/>
    </style:style>
    <style:style style:name="P1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1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" style:font-size-complex="9pt" style:language-complex="syr" style:country-complex="TR"/>
    </style:style>
    <style:style style:name="P2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" style:font-size-complex="9pt" style:language-complex="syr" style:country-complex="TR" style:font-weight-complex="normal"/>
    </style:style>
    <style:style style:name="P2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2" style:font-size-asian="9pt" style:font-weight-asian="normal" style:font-name-complex="Ethiopic Unicode2" style:font-size-complex="9pt" style:font-weight-complex="normal"/>
    </style:style>
    <style:style style:name="P2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" style:font-size-complex="9pt" style:language-complex="am" style:country-complex="ET"/>
    </style:style>
    <style:style style:name="P2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" style:font-size-complex="9pt"/>
    </style:style>
    <style:style style:name="P2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2" style:font-size-complex="9pt"/>
    </style:style>
    <style:style style:name="P2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2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2" style:font-size-asian="9pt" style:font-name-complex="Ethiopic Unicode2" style:font-size-complex="9pt" style:language-complex="am" style:country-complex="ET"/>
    </style:style>
    <style:style style:name="P3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3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" style:font-size-complex="9pt" style:language-complex="am" style:country-complex="ET"/>
    </style:style>
    <style:style style:name="P3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" style:font-size-complex="9pt"/>
    </style:style>
    <style:style style:name="P3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2" style:font-size-asian="9pt" style:font-name-complex="Ethiopic Unicode2" style:font-size-complex="9pt" style:language-complex="am" style:country-complex="ET"/>
    </style:style>
    <style:style style:name="P3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" style:font-size-complex="9pt"/>
    </style:style>
    <style:style style:name="P3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" style:font-size-complex="9pt" style:language-complex="syr" style:country-complex="TR"/>
    </style:style>
    <style:style style:name="P3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2" style:font-size-asian="7pt" style:font-name-complex="Ethiopic Unicode2" style:font-size-complex="7pt"/>
    </style:style>
    <style:style style:name="P3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2" style:font-size-asian="7pt" style:font-name-complex="Ethiopic Unicode2" style:font-size-complex="7pt" style:language-complex="am" style:country-complex="ET"/>
    </style:style>
    <style:style style:name="P3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2" style:font-size-asian="7pt" style:font-name-complex="Ethiopic Unicode2" style:font-size-complex="7pt" style:language-complex="syr" style:country-complex="TR"/>
    </style:style>
    <style:style style:name="P4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6pt" style:font-name-asian="Ethiopic Unicode2" style:font-size-asian="6pt" style:font-name-complex="Ethiopic Unicode2" style:font-size-complex="6pt" style:language-complex="am" style:country-complex="E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Ethiopic Unicode" fo:font-size="10pt" fo:font-weight="normal" style:font-name-asian="Ethiopic Unicode2" style:font-size-asian="10pt" style:font-weight-asian="normal" style:font-name-complex="Ethiopic Unicode2" style:font-size-complex="10pt" style:language-complex="am" style:country-complex="ET" style:font-weight-complex="normal"/>
    </style:style>
    <style:style style:name="P42" style:family="paragraph" style:parent-style-name="Standard">
      <style:paragraph-properties fo:margin-top="0cm" fo:margin-bottom="0cm" fo:line-height="100%" fo:text-align="start" style:justify-single-word="false"/>
      <style:text-properties style:text-position="0% 100%"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" style:font-size-complex="9pt" style:language-complex="syr" style:country-complex="TR" style:font-weight-complex="normal"/>
    </style:style>
    <style:style style:name="P43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#ffff00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44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45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46" style:family="paragraph" style:parent-style-name="Text_20_body">
      <style:paragraph-properties fo:margin-top="0cm" fo:margin-bottom="0cm" fo:line-height="100%" fo:text-align="start" style:justify-single-word="false"/>
      <style:text-properties style:font-name="Ethiopic Unicode" fo:font-size="9pt" fo:background-color="#ffff00"/>
    </style:style>
    <style:style style:name="P47" style:family="paragraph" style:parent-style-name="Text_20_body">
      <style:paragraph-properties fo:margin-top="0cm" fo:margin-bottom="0cm" fo:line-height="100%" fo:text-align="start" style:justify-single-word="false"/>
      <style:text-properties style:text-position="0% 100%" style:font-name="Ethiopic Unicode" fo:font-size="9pt" fo:language="de" fo:country="DE" fo:font-weight="normal" fo:background-color="#ffff00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48" style:family="paragraph" style:parent-style-name="Text_20_body">
      <style:paragraph-properties fo:margin-top="0cm" fo:margin-bottom="0cm" fo:line-height="100%" fo:text-align="start" style:justify-single-word="false"/>
      <style:text-properties style:text-position="0% 100%"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49" style:family="paragraph" style:parent-style-name="Text_20_body">
      <style:paragraph-properties fo:margin-top="0cm" fo:margin-bottom="0cm" fo:line-height="100%" fo:text-align="start" style:justify-single-word="false"/>
      <style:text-properties style:text-position="0% 100%" style:font-name="Ethiopic Unicode1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50" style:family="paragraph" style:parent-style-name="Text_20_body" style:master-page-name="Standard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language-complex="syr" style:country-complex="TR" style:font-weight-complex="bold"/>
    </style:style>
    <style:style style:name="T3" style:family="text">
      <style:text-properties style:language-complex="am" style:country-complex="ET"/>
    </style:style>
    <style:style style:name="T4" style:family="text">
      <style:text-properties fo:language="de" fo:country="DE" fo:background-color="transparent" style:language-complex="am" style:country-complex="ET"/>
    </style:style>
    <style:style style:name="T5" style:family="text">
      <style:text-properties fo:language="de" fo:country="DE" fo:background-color="transparent" style:font-name-complex="Ethiopic Unicode2" style:language-complex="am" style:country-complex="ET"/>
    </style:style>
    <style:style style:name="T6" style:family="text">
      <style:text-properties fo:language="de" fo:country="DE" fo:font-weight="normal" fo:background-color="transparent" style:font-weight-asian="normal" style:language-complex="am" style:country-complex="ET" style:font-weight-complex="normal"/>
    </style:style>
    <style:style style:name="T7" style:family="text">
      <style:text-properties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8" style:family="text">
      <style:text-properties fo:language="de" fo:country="DE" style:font-name-complex="Ethiopic Unicode2" style:language-complex="am" style:country-complex="ET"/>
    </style:style>
    <style:style style:name="T9" style:family="text">
      <style:text-properties fo:language="lv" fo:country="LV"/>
    </style:style>
    <style:style style:name="T10" style:family="text">
      <style:text-properties fo:language="lv" fo:country="LV" fo:background-color="transparent" style:language-complex="am" style:country-complex="ET"/>
    </style:style>
    <style:style style:name="T11" style:family="text">
      <style:text-properties fo:language="lv" fo:country="LV" fo:background-color="transparent" style:font-name-complex="Ethiopic Unicode2"/>
    </style:style>
    <style:style style:name="T12" style:family="text">
      <style:text-properties fo:language="lv" fo:country="LV" fo:background-color="transparent" style:font-name-complex="Ethiopic Unicode2" style:language-complex="am" style:country-complex="ET"/>
    </style:style>
    <style:style style:name="T13" style:family="text">
      <style:text-properties fo:language="lv" fo:country="LV" style:language-complex="am" style:country-complex="ET"/>
    </style:style>
    <style:style style:name="T14" style:family="text">
      <style:text-properties fo:language="lv" fo:country="LV" style:font-name-complex="Ethiopic Unicode2"/>
    </style:style>
    <style:style style:name="T15" style:family="text">
      <style:text-properties fo:language="lv" fo:country="LV" style:font-name-complex="Ethiopic Unicode2" style:language-complex="am" style:country-complex="ET"/>
    </style:style>
    <style:style style:name="T16" style:family="text">
      <style:text-properties fo:language="lv" fo:country="LV" fo:font-weight="normal" style:font-weight-asian="normal" style:font-weight-complex="normal"/>
    </style:style>
    <style:style style:name="T17" style:family="text">
      <style:text-properties fo:language="lv" fo:country="LV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fo:background-color="transparent" style:language-complex="am" style:country-complex="ET"/>
    </style:style>
    <style:style style:name="T20" style:family="text">
      <style:text-properties fo:background-color="transparent" style:font-name-complex="Ethiopic Unicode2"/>
    </style:style>
    <style:style style:name="T21" style:family="text">
      <style:text-properties fo:background-color="transparent" style:font-name-complex="Ethiopic Unicode2" style:language-complex="am" style:country-complex="ET"/>
    </style:style>
    <style:style style:name="T22" style:family="text">
      <style:text-properties fo:font-weight="normal" fo:background-color="transparent" style:font-weight-asian="normal" style:language-complex="am" style:country-complex="E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-complex="Ethiopic Unicode2"/>
    </style:style>
    <style:style style:name="T25" style:family="text">
      <style:text-properties style:font-name-complex="Ethiopic Unicode2" style:language-complex="am" style:country-complex="ET"/>
    </style:style>
    <style:style style:name="T26" style:family="text">
      <style:text-properties fo:language="fr" fo:country="FR" fo:background-color="transparent"/>
    </style:style>
    <style:style style:name="T27" style:family="text">
      <style:text-properties style:font-name="Ethiopic Unicode1"/>
    </style:style>
    <style:style style:name="T28" style:family="text">
      <style:text-properties style:font-name="Ethiopic Unicode1" style:font-name-complex="Ethiopic Unicode2" style:language-complex="am" style:country-complex="ET"/>
    </style:style>
    <style:style style:name="T29" style:family="text">
      <style:text-properties style:font-name="Ethiopic Unicode1" fo:language="lv" fo:country="LV"/>
    </style:style>
    <style:style style:name="T30" style:family="text">
      <style:text-properties style:font-name="Ethiopic Unicode1"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font-name="Ethiopic Unicode"/>
    </style:style>
    <style:style style:name="T33" style:family="text">
      <style:text-properties style:text-position="super 58%" style:font-name-complex="Ethiopic Unicode2" style:language-complex="am" style:country-complex="ET"/>
    </style:style>
    <style:style style:name="T34" style:family="text">
      <style:text-properties style:text-position="super 58%" style:font-name="Ethiopic Unicode1"/>
    </style:style>
    <style:style style:name="T35" style:family="text">
      <style:text-properties style:text-position="0% 100%"/>
    </style:style>
    <style:style style:name="T36" style:family="text">
      <style:text-properties style:text-position="0% 100%" style:font-name-complex="Ethiopic Unicode2" style:language-complex="am" style:country-complex="ET"/>
    </style:style>
    <style:style style:name="T37" style:family="text">
      <style:text-properties style:text-position="0% 100%" style:font-name="Ethiopic Unicode1"/>
    </style:style>
    <style:style style:name="T38" style:family="text">
      <style:text-properties style:text-position="0% 100%" style:font-name="Ethiopic Unicode1" style:font-name-complex="Ethiopic Unicode2" style:language-complex="am" style:country-complex="ET"/>
    </style:style>
    <style:style style:name="T39" style:family="text">
      <style:text-properties style:text-position="0% 100%" style:font-name="Ethiopic Unicode1" fo:language="de" fo:country="DE"/>
    </style:style>
    <style:style style:name="T40" style:family="text">
      <style:text-properties style:text-position="0% 100%" style:font-name="Ethiopic Unicode1"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41" style:family="text">
      <style:text-properties style:text-position="0% 100%" fo:language="de" fo:country="DE"/>
    </style:style>
    <style:style style:name="T42" style:family="text">
      <style:text-properties style:text-position="0% 100%" fo:language="de" fo:country="DE" fo:font-weight="normal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T43" style:family="text">
      <style:text-properties style:text-position="0% 100%" fo:language="lv" fo:country="LV"/>
    </style:style>
    <style:style style:name="T44" style:family="text">
      <style:text-properties style:text-position="0% 100%" fo:language="lv" fo:country="LV" style:font-name-complex="Ethiopic Unicode2" style:language-complex="am" style:country-complex="E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5" office:value-type="string">
            <text:p text:style-name="P2"><text:span text:style-name="T1">Verbal Paradigm</text:span> (<text:span text:style-name="T1">II</text:span><text:span text:style-name="T2">I</text:span><text:span text:style-name="T1"> laryngeal</text:span>)</text:p>
          </table:table-cell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32">መልአ</text:p>
          </table:table-cell>
          <table:table-cell table:style-name="Tabelle1.A2" office:value-type="string">
            <text:p text:style-name="P25">mal<text:span text:style-name="T9">ʾ</text:span>a</text:p>
          </table:table-cell>
          <table:table-cell table:style-name="Tabelle1.A2" office:value-type="string">
            <text:p text:style-name="P27">1a2La</text:p>
          </table:table-cell>
          <table:table-cell table:style-name="Tabelle1.A2" office:value-type="string">
            <text:p text:style-name="P11">I,1 <text:s/>Perf. 3 m. sg. <text:s/></text:p>
          </table:table-cell>
          <table:table-cell table:style-name="Tabelle1.E2" office:value-type="string">
            <text:p text:style-name="P16">44.54</text:p>
          </table:table-cell>
        </table:table-row>
        <table:table-row table:style-name="Tabelle1.2">
          <table:table-cell table:style-name="Tabelle1.A2" office:value-type="string">
            <text:p text:style-name="P3">ይመልእ</text:p>
          </table:table-cell>
          <table:table-cell table:style-name="Tabelle1.A2" office:value-type="string">
            <text:p text:style-name="P4"><text:span text:style-name="T5">y</text:span><text:span text:style-name="T12">ǝ</text:span><text:span text:style-name="T5">mall</text:span><text:span text:style-name="T12">ǝ</text:span><text:span text:style-name="T10">ʾ</text:span></text:p>
          </table:table-cell>
          <table:table-cell table:style-name="Tabelle1.A2" office:value-type="string">
            <text:p text:style-name="P17"><text:span text:style-name="T21">y</text:span><text:span text:style-name="T12">ǝ</text:span><text:span text:style-name="T21">1a22</text:span><text:span text:style-name="T12">ǝ</text:span><text:span text:style-name="T21">L</text:span></text:p>
          </table:table-cell>
          <table:table-cell table:style-name="Tabelle1.A2" office:value-type="string">
            <text:p text:style-name="P9">I,1 <text:s/>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3">ይምላእ</text:p>
          </table:table-cell>
          <table:table-cell table:style-name="Tabelle1.A2" office:value-type="string">
            <text:p text:style-name="P4"><text:span text:style-name="T5">y</text:span><text:span text:style-name="T12">ǝ</text:span><text:span text:style-name="T5">ml</text:span><text:span text:style-name="T12">ā</text:span><text:span text:style-name="T10">ʾ </text:span></text:p>
          </table:table-cell>
          <table:table-cell table:style-name="Tabelle1.A2" office:value-type="string">
            <text:p text:style-name="P17"><text:span text:style-name="T21">y</text:span><text:span text:style-name="T12">ǝ</text:span><text:span text:style-name="T21">12</text:span><text:span text:style-name="T12">ā</text:span><text:span text:style-name="T21">L</text:span></text:p>
          </table:table-cell>
          <table:table-cell table:style-name="Tabelle1.A2" office:value-type="string">
            <text:p text:style-name="P9">I,1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3">ምላእ</text:p>
          </table:table-cell>
          <table:table-cell table:style-name="Tabelle1.A2" office:value-type="string">
            <text:p text:style-name="P4"><text:span text:style-name="T5">m</text:span><text:span text:style-name="T12">ǝ</text:span><text:span text:style-name="T5">l</text:span><text:span text:style-name="T12">ā</text:span><text:span text:style-name="T10">ʾ</text:span></text:p>
          </table:table-cell>
          <table:table-cell table:style-name="Tabelle1.A2" office:value-type="string">
            <text:p text:style-name="P17"><text:span text:style-name="T21">1</text:span><text:span text:style-name="T12">ǝ</text:span><text:span text:style-name="T21">2</text:span><text:span text:style-name="T12">ā</text:span><text:span text:style-name="T21">L</text:span></text:p>
          </table:table-cell>
          <table:table-cell table:style-name="Tabelle1.A2" office:value-type="string">
            <text:p text:style-name="P9">I,1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3">መሊኦ</text:p>
          </table:table-cell>
          <table:table-cell table:style-name="Tabelle1.A2" office:value-type="string">
            <text:p text:style-name="P4"><text:span text:style-name="T4">mali</text:span><text:span text:style-name="T10">ʾ</text:span><text:span text:style-name="T4">o</text:span></text:p>
          </table:table-cell>
          <table:table-cell table:style-name="Tabelle1.A2" office:value-type="string">
            <text:p text:style-name="P18">1a2iLo</text:p>
          </table:table-cell>
          <table:table-cell table:style-name="Tabelle1.A2" office:value-type="string">
            <text:p text:style-name="P9">I,1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2">
          <table:table-cell table:style-name="Tabelle1.A2" office:value-type="string">
            <text:p text:style-name="P3">መሊእ</text:p>
            <text:p text:style-name="P3">መሊኦት</text:p>
          </table:table-cell>
          <table:table-cell table:style-name="Tabelle1.A2" office:value-type="string">
            <text:p text:style-name="P4"><text:span text:style-name="T5">mali</text:span><text:span text:style-name="T10">ʾ</text:span></text:p>
            <text:p text:style-name="P17"><text:span text:style-name="T19">mali</text:span><text:span text:style-name="T10">ʾ</text:span><text:span text:style-name="T19">ot</text:span></text:p>
          </table:table-cell>
          <table:table-cell table:style-name="Tabelle1.A2" office:value-type="string">
            <text:p text:style-name="P18">1a2iL</text:p>
            <text:p text:style-name="P18">1a2iLot</text:p>
          </table:table-cell>
          <table:table-cell table:style-name="Tabelle1.D7" office:value-type="string">
            <text:p text:style-name="P9">I,1 <text:s/>Infinit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le1.9">
          <table:table-cell table:style-name="Tabelle1.A2" office:value-type="string">
            <text:p text:style-name="P32">ነስሐ</text:p>
          </table:table-cell>
          <table:table-cell table:style-name="Tabelle1.A2" office:value-type="string">
            <text:p text:style-name="P33">nass<text:span text:style-name="T15">ǝḥ</text:span><text:span text:style-name="T8">a</text:span></text:p>
          </table:table-cell>
          <table:table-cell table:style-name="Tabelle1.A2" office:value-type="string">
            <text:p text:style-name="P27">1a22<text:span text:style-name="T13">ǝ</text:span>La</text:p>
          </table:table-cell>
          <table:table-cell table:style-name="Tabelle1.A2" office:value-type="string">
            <text:p text:style-name="P12">I,2 <text:s/>Perf. 3 m. sg.</text:p>
          </table:table-cell>
          <table:table-cell table:style-name="Tabelle1.E2" office:value-type="string">
            <text:p text:style-name="P6">44.54</text:p>
          </table:table-cell>
        </table:table-row>
        <table:table-row table:style-name="Tabelle1.10">
          <table:table-cell table:style-name="Tabelle1.A2" office:value-type="string">
            <text:p text:style-name="P3">ይኔስሕ</text:p>
          </table:table-cell>
          <table:table-cell table:style-name="Tabelle1.A2" office:value-type="string">
            <text:p text:style-name="P35"><text:span text:style-name="T8">y</text:span><text:span text:style-name="T15">ǝ</text:span><text:span text:style-name="T8">ness</text:span><text:span text:style-name="T15">ǝḥ</text:span></text:p>
          </table:table-cell>
          <table:table-cell table:style-name="Tabelle1.A2" office:value-type="string">
            <text:p text:style-name="P17"><text:span text:style-name="T21">y</text:span><text:span text:style-name="T12">ǝ</text:span><text:span text:style-name="T21">1e22</text:span><text:span text:style-name="T12">ǝ</text:span><text:span text:style-name="T21">L</text:span></text:p>
          </table:table-cell>
          <table:table-cell table:style-name="Tabelle1.A2" office:value-type="string">
            <text:p text:style-name="P9">I,2 <text:s/>Imperf. 3 m. sg.</text:p>
          </table:table-cell>
          <table:table-cell table:style-name="Tabelle1.E2" office:value-type="string">
            <text:p text:style-name="P37"/>
          </table:table-cell>
        </table:table-row>
        <table:table-row table:style-name="Tabelle1.1">
          <table:table-cell table:style-name="Tabelle1.A2" office:value-type="string">
            <text:p text:style-name="P3">ይነስሕ</text:p>
          </table:table-cell>
          <table:table-cell table:style-name="Tabelle1.A2" office:value-type="string">
            <text:p text:style-name="P36"><text:span text:style-name="T8">y</text:span><text:span text:style-name="T15">ǝ</text:span><text:span text:style-name="T8">nass</text:span><text:span text:style-name="T15">ǝḥ</text:span></text:p>
          </table:table-cell>
          <table:table-cell table:style-name="Tabelle1.A2" office:value-type="string">
            <text:p text:style-name="P17"><text:span text:style-name="T21">y</text:span><text:span text:style-name="T12">ǝ</text:span><text:span text:style-name="T21">1a22</text:span><text:span text:style-name="T12">ǝ</text:span><text:span text:style-name="T21">L</text:span></text:p>
          </table:table-cell>
          <table:table-cell table:style-name="Tabelle1.D7" office:value-type="string">
            <text:p text:style-name="P9">I,2 Subj. 3 m. sg.</text:p>
          </table:table-cell>
          <table:table-cell table:style-name="Tabelle1.E2" office:value-type="string">
            <text:p text:style-name="P39"/>
          </table:table-cell>
        </table:table-row>
        <table:table-row table:style-name="Tabelle1.1">
          <table:table-cell table:style-name="Tabelle1.D7" office:value-type="string">
            <text:p text:style-name="P3">ነስሕ</text:p>
          </table:table-cell>
          <table:table-cell table:style-name="Tabelle1.D7" office:value-type="string">
            <text:p text:style-name="P36"><text:span text:style-name="T8">nass</text:span><text:span text:style-name="T15">ǝḥ</text:span></text:p>
          </table:table-cell>
          <table:table-cell table:style-name="Tabelle1.A2" office:value-type="string">
            <text:p text:style-name="P17"><text:span text:style-name="T21">1a22</text:span><text:span text:style-name="T12">ǝ</text:span><text:span text:style-name="T21">L</text:span></text:p>
          </table:table-cell>
          <table:table-cell table:style-name="Tabelle1.D7" office:value-type="string">
            <text:p text:style-name="P9">I,2 Impera. <text:s/>2 m. sg.</text:p>
          </table:table-cell>
          <table:table-cell table:style-name="Tabelle1.E2" office:value-type="string">
            <text:p text:style-name="P37"/>
          </table:table-cell>
        </table:table-row>
        <table:table-row table:style-name="Tabelle1.1">
          <table:table-cell table:style-name="Tabelle1.A2" office:value-type="string">
            <text:p text:style-name="P3">ነሲሖ</text:p>
          </table:table-cell>
          <table:table-cell table:style-name="Tabelle1.A2" office:value-type="string">
            <text:p text:style-name="P36"><text:span text:style-name="T8">nassi</text:span><text:span text:style-name="T15">ḥ</text:span><text:span text:style-name="T8">o</text:span></text:p>
          </table:table-cell>
          <table:table-cell table:style-name="Tabelle1.A2" office:value-type="string">
            <text:p text:style-name="P18">1a22iLo</text:p>
          </table:table-cell>
          <table:table-cell table:style-name="Tabelle1.A2" office:value-type="string">
            <text:p text:style-name="P9">I,2 Gerund. 3 m. sg.</text:p>
          </table:table-cell>
          <table:table-cell table:style-name="Tabelle1.E2" office:value-type="string">
            <text:p text:style-name="P37"/>
          </table:table-cell>
        </table:table-row>
        <table:table-row table:style-name="Tabelle1.1">
          <table:table-cell table:style-name="Tabelle1.A2" office:value-type="string">
            <text:p text:style-name="P3">ነስሖ</text:p>
            <text:p text:style-name="P3">ነስሖት</text:p>
          </table:table-cell>
          <table:table-cell table:style-name="Tabelle1.A2" office:value-type="string">
            <text:p text:style-name="P36"><text:span text:style-name="T8">nass</text:span><text:span text:style-name="T15">ǝḥ</text:span><text:span text:style-name="T8">o</text:span></text:p>
            <text:p text:style-name="P36"><text:span text:style-name="T8">nass</text:span><text:span text:style-name="T15">ǝḥ</text:span><text:span text:style-name="T8">ot</text:span></text:p>
          </table:table-cell>
          <table:table-cell table:style-name="Tabelle1.A2" office:value-type="string">
            <text:p text:style-name="P8">1a22ǝLo</text:p>
            <text:p text:style-name="P17"><text:span text:style-name="T12">1a22ǝLo</text:span><text:span text:style-name="T21">t</text:span></text:p>
          </table:table-cell>
          <table:table-cell table:style-name="Tabelle1.D7" office:value-type="string">
            <text:p text:style-name="P9">I,2 Infinit.</text:p>
          </table:table-cell>
          <table:table-cell table:style-name="Tabelle1.E2" office:value-type="string">
            <text:p text:style-name="P38"/>
          </table:table-cell>
        </table:table-row>
        <table:table-row table:style-name="Tabelle1.8">
          <table:table-cell table:style-name="Tabelle1.E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2">ባልሐ</text:p>
          </table:table-cell>
          <table:table-cell table:style-name="Tabelle1.A2" office:value-type="string">
            <text:p text:style-name="P25">b<text:span text:style-name="T24">āl</text:span><text:span text:style-name="T14">ǝḥ</text:span><text:span text:style-name="T24">a</text:span></text:p>
          </table:table-cell>
          <table:table-cell table:style-name="Tabelle1.A2" office:value-type="string">
            <text:p text:style-name="P25"><text:span text:style-name="T24">1ā2</text:span><text:span text:style-name="T14">ǝ</text:span><text:span text:style-name="T24">La</text:span></text:p>
          </table:table-cell>
          <table:table-cell table:style-name="Tabelle1.A2" office:value-type="string">
            <text:p text:style-name="P12">I,3 Perf. 3 p. m. sg.</text:p>
          </table:table-cell>
          <table:table-cell table:style-name="Tabelle1.E2" office:value-type="string">
            <text:p text:style-name="P6">44.54</text:p>
          </table:table-cell>
        </table:table-row>
        <table:table-row table:style-name="Tabelle1.1">
          <table:table-cell table:style-name="Tabelle1.A2" office:value-type="string">
            <text:p text:style-name="P3">ይባልሕ</text:p>
          </table:table-cell>
          <table:table-cell table:style-name="Tabelle1.A2" office:value-type="string">
            <text:p text:style-name="P19"><text:span text:style-name="T25">y</text:span><text:span text:style-name="T15">ǝ</text:span><text:span text:style-name="T3">b</text:span><text:span text:style-name="T25">āll</text:span><text:span text:style-name="T15">ǝḥ</text:span></text:p>
          </table:table-cell>
          <table:table-cell table:style-name="Tabelle1.A2" office:value-type="string">
            <text:p text:style-name="P19"><text:span text:style-name="T25">y</text:span><text:span text:style-name="T15">ǝ</text:span><text:span text:style-name="T25">1ā22</text:span><text:span text:style-name="T15">ǝ</text:span><text:span text:style-name="T25">L</text:span></text:p>
          </table:table-cell>
          <table:table-cell table:style-name="Tabelle1.A2" office:value-type="string">
            <text:p text:style-name="P9">I,3 Imperf. 3 p.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3">ይባልሕ</text:p>
          </table:table-cell>
          <table:table-cell table:style-name="Tabelle1.A2" office:value-type="string">
            <text:p text:style-name="P19"><text:span text:style-name="T25">y</text:span><text:span text:style-name="T15">ǝ</text:span><text:span text:style-name="T3">b</text:span><text:span text:style-name="T25">āl</text:span><text:span text:style-name="T15">ǝḥ</text:span></text:p>
          </table:table-cell>
          <table:table-cell table:style-name="Tabelle1.A2" office:value-type="string">
            <text:p text:style-name="P22"><text:span text:style-name="T25">y</text:span><text:span text:style-name="T15">ǝ</text:span><text:span text:style-name="T25">1ā2</text:span><text:span text:style-name="T15">ǝ</text:span><text:span text:style-name="T25">L</text:span></text:p>
          </table:table-cell>
          <table:table-cell table:style-name="Tabelle1.A2" office:value-type="string">
            <text:p text:style-name="P9">I,3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3">ባልሕ</text:p>
          </table:table-cell>
          <table:table-cell table:style-name="Tabelle1.A2" office:value-type="string">
            <text:p text:style-name="P19"><text:span text:style-name="T3">b</text:span><text:span text:style-name="T25">āl</text:span><text:span text:style-name="T15">ǝḥ</text:span></text:p>
          </table:table-cell>
          <table:table-cell table:style-name="Tabelle1.A2" office:value-type="string">
            <text:p text:style-name="P22"><text:span text:style-name="T25">1ā2</text:span><text:span text:style-name="T15">ǝ</text:span><text:span text:style-name="T25">L</text:span></text:p>
          </table:table-cell>
          <table:table-cell table:style-name="Tabelle1.A2" office:value-type="string">
            <text:p text:style-name="P9">I,3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3">ባሊሖ</text:p>
          </table:table-cell>
          <table:table-cell table:style-name="Tabelle1.A2" office:value-type="string">
            <text:p text:style-name="P19"><text:span text:style-name="T3">b</text:span><text:span text:style-name="T25">āl</text:span><text:span text:style-name="T15">iḥ</text:span><text:span text:style-name="T25">o</text:span></text:p>
          </table:table-cell>
          <table:table-cell table:style-name="Tabelle1.A2" office:value-type="string">
            <text:p text:style-name="P21">1ā2iLo</text:p>
          </table:table-cell>
          <table:table-cell table:style-name="Tabelle1.A2" office:value-type="string">
            <text:p text:style-name="P9">I,3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3">ባልሖ</text:p>
            <text:p text:style-name="P3">ባልሖት</text:p>
          </table:table-cell>
          <table:table-cell table:style-name="Tabelle1.A2" office:value-type="string">
            <text:p text:style-name="P19"><text:span text:style-name="T25">b</text:span><text:span text:style-name="T25">āl</text:span><text:span text:style-name="T15">ǝḥ</text:span><text:span text:style-name="T25">o</text:span></text:p>
            <text:p text:style-name="P19"><text:span text:style-name="T25">b</text:span><text:span text:style-name="T25">āl</text:span><text:span text:style-name="T15">ǝḥ</text:span><text:span text:style-name="T25">ot</text:span></text:p>
          </table:table-cell>
          <table:table-cell table:style-name="Tabelle1.A2" office:value-type="string">
            <text:p text:style-name="P7"><text:span text:style-name="T6">1ā2</text:span><text:span text:style-name="T22">ǝ</text:span><text:span text:style-name="T6">Lo</text:span></text:p>
            <text:p text:style-name="P21">1ā2ǝLot</text:p>
          </table:table-cell>
          <table:table-cell table:style-name="Tabelle1.D7" office:value-type="string">
            <text:p text:style-name="P9">I,3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4">አምልአ</text:p>
          </table:table-cell>
          <table:table-cell table:style-name="Tabelle1.A2" office:value-type="string">
            <text:p text:style-name="P33"><text:span text:style-name="T15">ʾ</text:span><text:span text:style-name="T8">aml</text:span><text:span text:style-name="T15">ǝʾ</text:span><text:span text:style-name="T8">a</text:span></text:p>
          </table:table-cell>
          <table:table-cell table:style-name="Tabelle1.A2" office:value-type="string">
            <text:p text:style-name="P26"><text:span text:style-name="T15">ʾ</text:span><text:span text:style-name="T25">a12</text:span><text:span text:style-name="T15">ǝ</text:span><text:span text:style-name="T25">La</text:span></text:p>
          </table:table-cell>
          <table:table-cell table:style-name="Tabelle1.D7" office:value-type="string">
            <text:p text:style-name="P13">II,1 <text:s/>Perf. 3 m. sg.</text:p>
          </table:table-cell>
          <table:table-cell table:style-name="Tabelle1.E2" office:value-type="string">
            <text:p text:style-name="P6">44.54</text:p>
          </table:table-cell>
        </table:table-row>
        <table:table-row table:style-name="Tabelle1.1">
          <table:table-cell table:style-name="Tabelle1.D7" office:value-type="string">
            <text:p text:style-name="P6">ያመልእ</text:p>
          </table:table-cell>
          <table:table-cell table:style-name="Tabelle1.D7" office:value-type="string">
            <text:p text:style-name="P19"><text:span text:style-name="T25">yāmall</text:span><text:span text:style-name="T15">ǝʾ</text:span></text:p>
          </table:table-cell>
          <table:table-cell table:style-name="Tabelle1.D7" office:value-type="string">
            <text:p text:style-name="P19"><text:span text:style-name="T25">yā1a22</text:span><text:span text:style-name="T15">ǝ</text:span><text:span text:style-name="T25">L</text:span></text:p>
          </table:table-cell>
          <table:table-cell table:style-name="Tabelle1.D7" office:value-type="string">
            <text:p text:style-name="P10">II,1 Imperf. 3 p.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6">ያምልእ</text:p>
          </table:table-cell>
          <table:table-cell table:style-name="Tabelle1.A2" office:value-type="string">
            <text:p text:style-name="P19"><text:span text:style-name="T25">yāml</text:span><text:span text:style-name="T15">ǝʾ</text:span></text:p>
          </table:table-cell>
          <table:table-cell table:style-name="Tabelle1.A2" office:value-type="string">
            <text:p text:style-name="P19"><text:span text:style-name="T25">yā1</text:span><text:span text:style-name="T25">2</text:span><text:span text:style-name="T15">ǝ</text:span><text:span text:style-name="T25">L</text:span></text:p>
          </table:table-cell>
          <table:table-cell table:style-name="Tabelle1.D7" office:value-type="string">
            <text:p text:style-name="P10">II,1 Subj. 3 m. sg.</text:p>
          </table:table-cell>
          <table:table-cell table:style-name="Tabelle1.E2" office:value-type="string">
            <text:p text:style-name="P5"/>
          </table:table-cell>
        </table:table-row>
        <text:soft-page-break/>
        <table:table-row table:style-name="Tabelle1.1">
          <table:table-cell table:style-name="Tabelle1.A2" office:value-type="string">
            <text:p text:style-name="P6">አምልእ</text:p>
          </table:table-cell>
          <table:table-cell table:style-name="Tabelle1.A2" office:value-type="string">
            <text:p text:style-name="P25"><text:span text:style-name="T11">ʾ</text:span><text:span text:style-name="T20">aml</text:span><text:span text:style-name="T11">ǝʾ</text:span></text:p>
          </table:table-cell>
          <table:table-cell table:style-name="Tabelle1.A2" office:value-type="string">
            <text:p text:style-name="P19"><text:span text:style-name="T25">ʾa12</text:span><text:span text:style-name="T15">ǝ</text:span><text:span text:style-name="T25">L</text:span></text:p>
          </table:table-cell>
          <table:table-cell table:style-name="Tabelle1.D7" office:value-type="string">
            <text:p text:style-name="P10">II,1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6">አምሊኦ</text:p>
          </table:table-cell>
          <table:table-cell table:style-name="Tabelle1.A2" office:value-type="string">
            <text:p text:style-name="P25"><text:span text:style-name="T11">ʾ</text:span><text:span text:style-name="T20">aml</text:span><text:span text:style-name="T11">iʾ</text:span><text:span text:style-name="T20">o</text:span></text:p>
          </table:table-cell>
          <table:table-cell table:style-name="Tabelle1.A2" office:value-type="string">
            <text:p text:style-name="P18">ʾa12iLo</text:p>
          </table:table-cell>
          <table:table-cell table:style-name="Tabelle1.D7" office:value-type="string">
            <text:p text:style-name="P10">II,1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6">አምልኦ</text:p>
            <text:p text:style-name="P6">አምልኦት</text:p>
          </table:table-cell>
          <table:table-cell table:style-name="Tabelle1.A2" office:value-type="string">
            <text:p text:style-name="P25"><text:span text:style-name="T11">ʾ</text:span><text:span text:style-name="T20">aml</text:span><text:span text:style-name="T11">ǝʾ</text:span><text:span text:style-name="T20">o</text:span></text:p>
            <text:p text:style-name="P25"><text:span text:style-name="T11">ʾ</text:span><text:span text:style-name="T20">aml</text:span><text:span text:style-name="T11">ǝʾ</text:span><text:span text:style-name="T20">ot</text:span></text:p>
          </table:table-cell>
          <table:table-cell table:style-name="Tabelle1.A2" office:value-type="string">
            <text:p text:style-name="P19"><text:span text:style-name="T25">ʾa12</text:span><text:span text:style-name="T15">ǝ</text:span><text:span text:style-name="T25">Lo</text:span></text:p>
            <text:p text:style-name="P19"><text:span text:style-name="T25">ʾa12</text:span><text:span text:style-name="T15">ǝ</text:span><text:span text:style-name="T25">Lot</text:span></text:p>
          </table:table-cell>
          <table:table-cell table:style-name="Tabelle1.D7" office:value-type="string">
            <text:p text:style-name="P10">II,1 Infinit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34">አነስሐ</text:p>
          </table:table-cell>
          <table:table-cell table:style-name="Tabelle1.D7" office:value-type="string">
            <text:p text:style-name="P25"><text:span text:style-name="T14">ʾ</text:span><text:span text:style-name="T24">anass</text:span><text:span text:style-name="T14">ǝḥ</text:span><text:span text:style-name="T24">a</text:span></text:p>
          </table:table-cell>
          <table:table-cell table:style-name="Tabelle1.D7" office:value-type="string">
            <text:p text:style-name="P25"><text:span text:style-name="T14">ʾ</text:span><text:span text:style-name="T24">a1a22</text:span><text:span text:style-name="T14">ǝ</text:span><text:span text:style-name="T24">La</text:span></text:p>
          </table:table-cell>
          <table:table-cell table:style-name="Tabelle1.D7" office:value-type="string">
            <text:p text:style-name="P14">II,2 Perf. 3 m. sg.</text:p>
          </table:table-cell>
          <table:table-cell table:style-name="Tabelle1.E2" office:value-type="string">
            <text:p text:style-name="P5">44.<text:span text:style-name="T3">54</text:span></text:p>
          </table:table-cell>
        </table:table-row>
        <table:table-row table:style-name="Tabelle1.1">
          <table:table-cell table:style-name="Tabelle1.A2" office:value-type="string">
            <text:p text:style-name="P6">ያኔስሕ</text:p>
          </table:table-cell>
          <table:table-cell table:style-name="Tabelle1.A2" office:value-type="string">
            <text:p text:style-name="P19"><text:span text:style-name="T25">yāness</text:span><text:span text:style-name="T15">ǝḥ</text:span></text:p>
          </table:table-cell>
          <table:table-cell table:style-name="Tabelle1.A2" office:value-type="string">
            <text:p text:style-name="P19"><text:span text:style-name="T25">yā1e22</text:span><text:span text:style-name="T15">ǝ</text:span><text:span text:style-name="T25">L</text:span></text:p>
          </table:table-cell>
          <table:table-cell table:style-name="Tabelle1.D7" office:value-type="string">
            <text:p text:style-name="P10">II,2 Imperf. 3 m. sg.</text:p>
          </table:table-cell>
          <table:table-cell table:style-name="Tabelle1.E2" office:value-type="string">
            <text:p text:style-name="P38"/>
          </table:table-cell>
        </table:table-row>
        <table:table-row table:style-name="Tabelle1.1">
          <table:table-cell table:style-name="Tabelle1.A2" office:value-type="string">
            <text:p text:style-name="P29">ያነስሕ</text:p>
          </table:table-cell>
          <table:table-cell table:style-name="Tabelle1.A2" office:value-type="string">
            <text:p text:style-name="P19"><text:span text:style-name="T25">yānass</text:span><text:span text:style-name="T15">ǝḥ</text:span></text:p>
          </table:table-cell>
          <table:table-cell table:style-name="Tabelle1.A2" office:value-type="string">
            <text:p text:style-name="P19"><text:span text:style-name="T25">yā1a22</text:span><text:span text:style-name="T15">ǝ</text:span><text:span text:style-name="T25">L</text:span></text:p>
          </table:table-cell>
          <table:table-cell table:style-name="Tabelle1.D7" office:value-type="string">
            <text:p text:style-name="P10">II,2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ነስሕ</text:p>
          </table:table-cell>
          <table:table-cell table:style-name="Tabelle1.A2" office:value-type="string">
            <text:p text:style-name="P19"><text:span text:style-name="T15">ʾ</text:span><text:span text:style-name="T25">anass</text:span><text:span text:style-name="T15">ǝḥ</text:span></text:p>
          </table:table-cell>
          <table:table-cell table:style-name="Tabelle1.A2" office:value-type="string">
            <text:p text:style-name="P19"><text:span text:style-name="T15">ʾ</text:span><text:span text:style-name="T25">a1a22</text:span><text:span text:style-name="T15">ǝ</text:span><text:span text:style-name="T25">L</text:span></text:p>
          </table:table-cell>
          <table:table-cell table:style-name="Tabelle1.D7" office:value-type="string">
            <text:p text:style-name="P10">II,2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ነሲሖ</text:p>
          </table:table-cell>
          <table:table-cell table:style-name="Tabelle1.A2" office:value-type="string">
            <text:p text:style-name="P19"><text:span text:style-name="T15">ʾ</text:span><text:span text:style-name="T25">anassi</text:span><text:span text:style-name="T15">ḥ</text:span><text:span text:style-name="T25">o</text:span></text:p>
          </table:table-cell>
          <table:table-cell table:style-name="Tabelle1.A2" office:value-type="string">
            <text:p text:style-name="P19"><text:span text:style-name="T15">ʾ</text:span><text:span text:style-name="T25">a1a22iLo</text:span></text:p>
          </table:table-cell>
          <table:table-cell table:style-name="Tabelle1.D7" office:value-type="string">
            <text:p text:style-name="P10">II,2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16">አነስሖ</text:p>
            <text:p text:style-name="P16">አነስሖት</text:p>
          </table:table-cell>
          <table:table-cell table:style-name="Tabelle1.A2" office:value-type="string">
            <text:p text:style-name="P19"><text:span text:style-name="T15">ʾ</text:span><text:span text:style-name="T25">anass</text:span><text:span text:style-name="T15">ǝḥ</text:span><text:span text:style-name="T25">o</text:span></text:p>
            <text:p text:style-name="P19"><text:span text:style-name="T15">ʾ</text:span><text:span text:style-name="T25">anass</text:span><text:span text:style-name="T15">ǝḥ</text:span><text:span text:style-name="T25">ot</text:span></text:p>
          </table:table-cell>
          <table:table-cell table:style-name="Tabelle1.A2" office:value-type="string">
            <text:p text:style-name="P19"><text:span text:style-name="T15">ʾ</text:span><text:span text:style-name="T25">a1a22</text:span><text:span text:style-name="T15">ǝ</text:span><text:span text:style-name="T25">Lo</text:span></text:p>
            <text:p text:style-name="P19"><text:span text:style-name="T15">ʾ</text:span><text:span text:style-name="T25">a1a22</text:span><text:span text:style-name="T15">ǝ</text:span><text:span text:style-name="T25">Lot</text:span></text:p>
          </table:table-cell>
          <table:table-cell table:style-name="Tabelle1.D7" office:value-type="string">
            <text:p text:style-name="P10">II,2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34">አናስሐ</text:p>
          </table:table-cell>
          <table:table-cell table:style-name="Tabelle1.D7" office:value-type="string">
            <text:p text:style-name="P25"><text:span text:style-name="T14">ʾ</text:span><text:span text:style-name="T24">anās</text:span><text:span text:style-name="T14">ǝḥ</text:span><text:span text:style-name="T24">a</text:span></text:p>
          </table:table-cell>
          <table:table-cell table:style-name="Tabelle1.D7" office:value-type="string">
            <text:p text:style-name="P25"><text:span text:style-name="T14">ʾ</text:span><text:span text:style-name="T24">a1ā2</text:span><text:span text:style-name="T14">ǝ</text:span><text:span text:style-name="T24">La</text:span></text:p>
          </table:table-cell>
          <table:table-cell table:style-name="Tabelle1.D7" office:value-type="string">
            <text:p text:style-name="P14">II,<text:span text:style-name="T3">3</text:span> Perf. 3 m. sg.</text:p>
          </table:table-cell>
          <table:table-cell table:style-name="Tabelle1.E2" office:value-type="string">
            <text:p text:style-name="P41">__</text:p>
          </table:table-cell>
        </table:table-row>
        <table:table-row table:style-name="Tabelle1.1">
          <table:table-cell table:style-name="Tabelle1.D7" office:value-type="string">
            <text:p text:style-name="P18">ያናስሕ</text:p>
          </table:table-cell>
          <table:table-cell table:style-name="Tabelle1.D7" office:value-type="string">
            <text:p text:style-name="P19"><text:span text:style-name="T25">yānāss</text:span><text:span text:style-name="T15">ǝḥ</text:span></text:p>
          </table:table-cell>
          <table:table-cell table:style-name="Tabelle1.D7" office:value-type="string">
            <text:p text:style-name="P19"><text:span text:style-name="T25">yā1ā22</text:span><text:span text:style-name="T15">ǝ</text:span><text:span text:style-name="T25">L</text:span></text:p>
          </table:table-cell>
          <table:table-cell table:style-name="Tabelle1.D7" office:value-type="string">
            <text:p text:style-name="P10">II,<text:span text:style-name="T3">3</text:span> Imperf. 3 m. sg.</text:p>
          </table:table-cell>
          <table:table-cell table:style-name="Tabelle1.E2" office:value-type="string">
            <text:p text:style-name="P40"/>
          </table:table-cell>
        </table:table-row>
        <table:table-row table:style-name="Tabelle1.1">
          <table:table-cell table:style-name="Tabelle1.A2" office:value-type="string">
            <text:p text:style-name="P18">ያናስሕ</text:p>
          </table:table-cell>
          <table:table-cell table:style-name="Tabelle1.A2" office:value-type="string">
            <text:p text:style-name="P19"><text:span text:style-name="T25">yānās</text:span><text:span text:style-name="T15">ǝḥ</text:span></text:p>
          </table:table-cell>
          <table:table-cell table:style-name="Tabelle1.A2" office:value-type="string">
            <text:p text:style-name="P19"><text:span text:style-name="T25">yā1ā2</text:span><text:span text:style-name="T15">ǝ</text:span><text:span text:style-name="T25">L</text:span></text:p>
          </table:table-cell>
          <table:table-cell table:style-name="Tabelle1.D7" office:value-type="string">
            <text:p text:style-name="P10">II,<text:span text:style-name="T3">3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ናስሕ</text:p>
          </table:table-cell>
          <table:table-cell table:style-name="Tabelle1.A2" office:value-type="string">
            <text:p text:style-name="P19"><text:span text:style-name="T15">ʾ</text:span><text:span text:style-name="T25">anās</text:span><text:span text:style-name="T15">ǝḥ</text:span></text:p>
          </table:table-cell>
          <table:table-cell table:style-name="Tabelle1.A2" office:value-type="string">
            <text:p text:style-name="P19"><text:span text:style-name="T15">ʾ</text:span><text:span text:style-name="T25">a1ā2</text:span><text:span text:style-name="T15">ǝ</text:span><text:span text:style-name="T25">L</text:span></text:p>
          </table:table-cell>
          <table:table-cell table:style-name="Tabelle1.D7" office:value-type="string">
            <text:p text:style-name="P10">II,<text:span text:style-name="T3">3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ናሲሖ</text:p>
          </table:table-cell>
          <table:table-cell table:style-name="Tabelle1.A2" office:value-type="string">
            <text:p text:style-name="P19"><text:span text:style-name="T15">ʾ</text:span><text:span text:style-name="T25">anāsi</text:span><text:span text:style-name="T15">ḥ</text:span><text:span text:style-name="T25">o</text:span></text:p>
          </table:table-cell>
          <table:table-cell table:style-name="Tabelle1.A2" office:value-type="string">
            <text:p text:style-name="P19"><text:span text:style-name="T15">ʾ</text:span><text:span text:style-name="T25">a1ā2iLo</text:span></text:p>
          </table:table-cell>
          <table:table-cell table:style-name="Tabelle1.D7" office:value-type="string">
            <text:p text:style-name="P10">II,<text:span text:style-name="T3">3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31">አናስሖ</text:p>
            <text:p text:style-name="P31">አናስሖት</text:p>
          </table:table-cell>
          <table:table-cell table:style-name="Tabelle1.A2" office:value-type="string">
            <text:p text:style-name="P19"><text:span text:style-name="T15">ʾ</text:span><text:span text:style-name="T25">anās</text:span><text:span text:style-name="T15">ǝḥ</text:span><text:span text:style-name="T25">o</text:span></text:p>
            <text:p text:style-name="P19"><text:span text:style-name="T15">ʾ</text:span><text:span text:style-name="T25">anās</text:span><text:span text:style-name="T15">ǝḥ</text:span><text:span text:style-name="T25">ot</text:span></text:p>
          </table:table-cell>
          <table:table-cell table:style-name="Tabelle1.A2" office:value-type="string">
            <text:p text:style-name="P19"><text:span text:style-name="T15">ʾ</text:span><text:span text:style-name="T25">a1ā2</text:span><text:span text:style-name="T15">ǝ</text:span><text:span text:style-name="T25">Lo</text:span></text:p>
            <text:p text:style-name="P19"><text:span text:style-name="T15">ʾ</text:span><text:span text:style-name="T25">a1ā2</text:span><text:span text:style-name="T15">ǝ</text:span><text:span text:style-name="T25">Lot</text:span></text:p>
          </table:table-cell>
          <table:table-cell table:style-name="Tabelle1.D7" office:value-type="string">
            <text:p text:style-name="P10">II,<text:span text:style-name="T3">3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8">ተመልአ</text:p>
          </table:table-cell>
          <table:table-cell table:style-name="Tabelle1.A2" office:value-type="string">
            <text:p text:style-name="P28">tamal<text:span text:style-name="T9">ʾ</text:span>a</text:p>
          </table:table-cell>
          <table:table-cell table:style-name="Tabelle1.A2" office:value-type="string">
            <text:p text:style-name="P24">ta1a2La</text:p>
          </table:table-cell>
          <table:table-cell table:style-name="Tabelle1.D7" office:value-type="string">
            <text:p text:style-name="P14">II<text:span text:style-name="T3">I</text:span>,<text:span text:style-name="T3">1</text:span> Perf. 3 m. sg.</text:p>
          </table:table-cell>
          <table:table-cell table:style-name="Tabelle1.E2" office:value-type="string">
            <text:p text:style-name="P5">44.<text:span text:style-name="T3">54</text:span></text:p>
          </table:table-cell>
        </table:table-row>
        <table:table-row table:style-name="Tabelle1.1">
          <table:table-cell table:style-name="Tabelle1.A2" office:value-type="string">
            <text:p text:style-name="P29">ይትመላእ</text:p>
          </table:table-cell>
          <table:table-cell table:style-name="Tabelle1.A2" office:value-type="string">
            <text:p text:style-name="P21">y<text:span text:style-name="T9">ǝ</text:span>tmallā<text:span text:style-name="T9">ʾ</text:span></text:p>
          </table:table-cell>
          <table:table-cell table:style-name="Tabelle1.A2" office:value-type="string">
            <text:p text:style-name="P21">y<text:span text:style-name="T9">ǝ</text:span>t1a22āL</text:p>
          </table:table-cell>
          <table:table-cell table:style-name="Tabelle1.D7" office:value-type="string">
            <text:p text:style-name="P10">II<text:span text:style-name="T3">I</text:span>,<text:span text:style-name="T3">1</text:span> Imperf. 3 m. sg.</text:p>
          </table:table-cell>
          <table:table-cell table:style-name="Tabelle1.E2" office:value-type="string">
            <text:p text:style-name="P6"/>
          </table:table-cell>
        </table:table-row>
        <table:table-row table:style-name="Tabelle1.1">
          <table:table-cell table:style-name="Tabelle1.A2" office:value-type="string">
            <text:p text:style-name="P29">ይትመላእ</text:p>
          </table:table-cell>
          <table:table-cell table:style-name="Tabelle1.A2" office:value-type="string">
            <text:p text:style-name="P21">y<text:span text:style-name="T9">ǝ</text:span>tmalā<text:span text:style-name="T9">ʾ</text:span></text:p>
          </table:table-cell>
          <table:table-cell table:style-name="Tabelle1.A2" office:value-type="string">
            <text:p text:style-name="P21">y<text:span text:style-name="T9">ǝ</text:span>t1a2āL</text:p>
          </table:table-cell>
          <table:table-cell table:style-name="Tabelle1.D7" office:value-type="string">
            <text:p text:style-name="P10">II<text:span text:style-name="T3">I</text:span>,<text:span text:style-name="T3">1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መላእ</text:p>
          </table:table-cell>
          <table:table-cell table:style-name="Tabelle1.A2" office:value-type="string">
            <text:p text:style-name="P21">tamalā<text:span text:style-name="T9">ʾ</text:span></text:p>
          </table:table-cell>
          <table:table-cell table:style-name="Tabelle1.A2" office:value-type="string">
            <text:p text:style-name="P21">ta1a2āL</text:p>
          </table:table-cell>
          <table:table-cell table:style-name="Tabelle1.D7" office:value-type="string">
            <text:p text:style-name="P10">II<text:span text:style-name="T3">I,1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መሊኦ</text:p>
          </table:table-cell>
          <table:table-cell table:style-name="Tabelle1.A2" office:value-type="string">
            <text:p text:style-name="P21">tamali<text:span text:style-name="T9">ʾ</text:span>o</text:p>
          </table:table-cell>
          <table:table-cell table:style-name="Tabelle1.A2" office:value-type="string">
            <text:p text:style-name="P21">ta1a2iLo</text:p>
          </table:table-cell>
          <table:table-cell table:style-name="Tabelle1.D7" office:value-type="string">
            <text:p text:style-name="P10">III,<text:span text:style-name="T3">1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መልኦ</text:p>
            <text:p text:style-name="P29">ተመልኦት</text:p>
          </table:table-cell>
          <table:table-cell table:style-name="Tabelle1.A2" office:value-type="string">
            <text:p text:style-name="P21">tamal<text:span text:style-name="T9">ǝʾ</text:span>o</text:p>
            <text:p text:style-name="P21">tamal<text:span text:style-name="T9">ǝʾ</text:span>ot</text:p>
          </table:table-cell>
          <table:table-cell table:style-name="Tabelle1.A2" office:value-type="string">
            <text:p text:style-name="P20">ta1a2<text:span text:style-name="T13">ǝ</text:span><text:span text:style-name="T3">Lo</text:span></text:p>
            <text:p text:style-name="P20"><text:span text:style-name="T3">ta1a2</text:span><text:span text:style-name="T13">ǝ</text:span><text:span text:style-name="T3">Lot</text:span></text:p>
          </table:table-cell>
          <table:table-cell table:style-name="Tabelle1.D7" office:value-type="string">
            <text:p text:style-name="P10">III,<text:span text:style-name="T3">1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e1.1">
          <table:table-cell table:style-name="Tabelle1.A2" office:value-type="string">
            <text:p text:style-name="P30">ተነስሐ</text:p>
          </table:table-cell>
          <table:table-cell table:style-name="Tabelle1.A2" office:value-type="string">
            <text:p text:style-name="P28">tanass<text:span text:style-name="T16">ǝḥ</text:span><text:span text:style-name="T23">a</text:span></text:p>
          </table:table-cell>
          <table:table-cell table:style-name="Tabelle1.A2" office:value-type="string">
            <text:p text:style-name="P23">ta1a22<text:span text:style-name="T13">ǝ</text:span><text:span text:style-name="T3">La</text:span></text:p>
          </table:table-cell>
          <table:table-cell table:style-name="Tabelle1.D7" office:value-type="string">
            <text:p text:style-name="P14">II<text:span text:style-name="T3">I</text:span>,<text:span text:style-name="T3">2</text:span> Perf. 3 m. sg.</text:p>
          </table:table-cell>
          <table:table-cell table:style-name="Tabelle1.E51" office:value-type="string">
            <text:p text:style-name="P5">44.54</text:p>
          </table:table-cell>
        </table:table-row>
        <table:table-row table:style-name="Tabelle1.1">
          <table:table-cell table:style-name="Tabelle1.A2" office:value-type="string">
            <text:p text:style-name="P29">ይትኔሳሕ</text:p>
          </table:table-cell>
          <table:table-cell table:style-name="Tabelle1.A2" office:value-type="string">
            <text:p text:style-name="P21">y<text:span text:style-name="T9">ǝ</text:span>tnessā<text:span text:style-name="T9">ḥ</text:span></text:p>
          </table:table-cell>
          <table:table-cell table:style-name="Tabelle1.E2" office:value-type="string">
            <text:p text:style-name="P21">y<text:span text:style-name="T9">ǝ</text:span>t1e22āL</text:p>
          </table:table-cell>
          <table:table-cell table:style-name="Tabelle1.D7" office:value-type="string">
            <text:p text:style-name="P10">II<text:span text:style-name="T3">I</text:span>,<text:span text:style-name="T3">2</text:span> Imperf. 3 m. sg.</text:p>
          </table:table-cell>
          <table:table-cell table:style-name="Tabelle1.E51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ይትነሳሕ</text:p>
          </table:table-cell>
          <table:table-cell table:style-name="Tabelle1.A2" office:value-type="string">
            <text:p text:style-name="P21">y<text:span text:style-name="T9">ǝ</text:span>tnassā<text:span text:style-name="T9">ḥ</text:span></text:p>
          </table:table-cell>
          <table:table-cell table:style-name="Tabelle1.E2" office:value-type="string">
            <text:p text:style-name="P21">y<text:span text:style-name="T9">ǝ</text:span>t1a22āL</text:p>
          </table:table-cell>
          <table:table-cell table:style-name="Tabelle1.D7" office:value-type="string">
            <text:p text:style-name="P10">II<text:span text:style-name="T3">I</text:span>,<text:span text:style-name="T3">2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ነሳሕ</text:p>
          </table:table-cell>
          <table:table-cell table:style-name="Tabelle1.A2" office:value-type="string">
            <text:p text:style-name="P18">tanass<text:span text:style-name="T23">ā</text:span><text:span text:style-name="T16">ḥ</text:span></text:p>
          </table:table-cell>
          <table:table-cell table:style-name="Tabelle1.E2" office:value-type="string">
            <text:p text:style-name="P21">ta1a22āL</text:p>
          </table:table-cell>
          <table:table-cell table:style-name="Tabelle1.D7" office:value-type="string">
            <text:p text:style-name="P10">II<text:span text:style-name="T3">I,2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ነሲሖ</text:p>
          </table:table-cell>
          <table:table-cell table:style-name="Tabelle1.A2" office:value-type="string">
            <text:p text:style-name="P18">tanass<text:span text:style-name="T23">i</text:span><text:span text:style-name="T16">ḥ</text:span><text:span text:style-name="T23">o</text:span></text:p>
          </table:table-cell>
          <table:table-cell table:style-name="Tabelle1.A2" office:value-type="string">
            <text:p text:style-name="P20">ta1a22iLo</text:p>
          </table:table-cell>
          <table:table-cell table:style-name="Tabelle1.D7" office:value-type="string">
            <text:p text:style-name="P10">III,<text:span text:style-name="T3">2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ነስሖ</text:p>
            <text:p text:style-name="P29">ተነስሖት</text:p>
          </table:table-cell>
          <table:table-cell table:style-name="Tabelle1.A2" office:value-type="string">
            <text:p text:style-name="P21">tanass<text:span text:style-name="T9">ǝḥ</text:span>o</text:p>
            <text:p text:style-name="P21">tanass<text:span text:style-name="T9">ǝḥ</text:span>ot</text:p>
          </table:table-cell>
          <table:table-cell table:style-name="Tabelle1.A2" office:value-type="string">
            <text:p text:style-name="P20">ta1a22<text:span text:style-name="T13">ǝ</text:span><text:span text:style-name="T3">Lo</text:span></text:p>
            <text:p text:style-name="P20"><text:span text:style-name="T3">ta1a22</text:span><text:span text:style-name="T13">ǝ</text:span><text:span text:style-name="T3">Lot</text:span></text:p>
          </table:table-cell>
          <table:table-cell table:style-name="Tabelle1.D7" office:value-type="string">
            <text:p text:style-name="P10">III,<text:span text:style-name="T3">2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8">ተጋብአ</text:p>
          </table:table-cell>
          <table:table-cell table:style-name="Tabelle1.A2" office:value-type="string">
            <text:p text:style-name="P24">tagāb<text:span text:style-name="T9">ǝʾ</text:span>a</text:p>
          </table:table-cell>
          <table:table-cell table:style-name="Tabelle1.A2" office:value-type="string">
            <text:p text:style-name="P24">ta1ā2<text:span text:style-name="T9">ǝ</text:span>La</text:p>
          </table:table-cell>
          <table:table-cell table:style-name="Tabelle1.D7" office:value-type="string">
            <text:p text:style-name="P14">II<text:span text:style-name="T3">I</text:span>,<text:span text:style-name="T3">3</text:span> Perf. 3 m. sg.</text:p>
          </table:table-cell>
          <table:table-cell table:style-name="Tabelle1.E2" office:value-type="string">
            <text:p text:style-name="P5">44.5<text:span text:style-name="T3">4</text:span></text:p>
          </table:table-cell>
        </table:table-row>
        <table:table-row table:style-name="Tabelle1.1">
          <table:table-cell table:style-name="Tabelle1.A2" office:value-type="string">
            <text:p text:style-name="P29">ይትጋ ባእ</text:p>
          </table:table-cell>
          <table:table-cell table:style-name="Tabelle1.A2" office:value-type="string">
            <text:p text:style-name="P21">y<text:span text:style-name="T9">ǝ</text:span>tgābbā<text:span text:style-name="T9">ʾ</text:span></text:p>
          </table:table-cell>
          <table:table-cell table:style-name="Tabelle1.A2" office:value-type="string">
            <text:p text:style-name="P21">y<text:span text:style-name="T9">ǝ</text:span>t1ā22āL</text:p>
          </table:table-cell>
          <table:table-cell table:style-name="Tabelle1.D7" office:value-type="string">
            <text:p text:style-name="P10">II<text:span text:style-name="T3">I</text:span>,<text:span text:style-name="T3">3</text:span> 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ይትጋባእ</text:p>
          </table:table-cell>
          <table:table-cell table:style-name="Tabelle1.A2" office:value-type="string">
            <text:p text:style-name="P21">y<text:span text:style-name="T9">ǝ</text:span>tgābā<text:span text:style-name="T9">ʾ</text:span></text:p>
          </table:table-cell>
          <table:table-cell table:style-name="Tabelle1.A2" office:value-type="string">
            <text:p text:style-name="P21">y<text:span text:style-name="T9">ǝ</text:span>t1ā2āL</text:p>
          </table:table-cell>
          <table:table-cell table:style-name="Tabelle1.D7" office:value-type="string">
            <text:p text:style-name="P10">II<text:span text:style-name="T3">I</text:span>,<text:span text:style-name="T3">3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ጋባእ</text:p>
          </table:table-cell>
          <table:table-cell table:style-name="Tabelle1.A2" office:value-type="string">
            <text:p text:style-name="P21">tagābā<text:span text:style-name="T9">ʾ</text:span></text:p>
          </table:table-cell>
          <table:table-cell table:style-name="Tabelle1.A2" office:value-type="string">
            <text:p text:style-name="P21">ta1ā2āL</text:p>
          </table:table-cell>
          <table:table-cell table:style-name="Tabelle1.D7" office:value-type="string">
            <text:p text:style-name="P10">II<text:span text:style-name="T3">I,3</text:span> Impera. <text:s/>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ጋቢኦ</text:p>
          </table:table-cell>
          <table:table-cell table:style-name="Tabelle1.A2" office:value-type="string">
            <text:p text:style-name="P21">tagābi<text:span text:style-name="T9">ʾ</text:span>o</text:p>
          </table:table-cell>
          <table:table-cell table:style-name="Tabelle1.A2" office:value-type="string">
            <text:p text:style-name="P21">ta1ā2iLo</text:p>
          </table:table-cell>
          <table:table-cell table:style-name="Tabelle1.D7" office:value-type="string">
            <text:p text:style-name="P10">III,<text:span text:style-name="T3">3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ተጋብኦ</text:p>
            <text:p text:style-name="P29">ተጋብኦት</text:p>
          </table:table-cell>
          <table:table-cell table:style-name="Tabelle1.A2" office:value-type="string">
            <text:p text:style-name="P21">tagāb<text:span text:style-name="T9">ǝʾ</text:span>o</text:p>
            <text:p text:style-name="P21">tagāb<text:span text:style-name="T9">ǝʾ</text:span>ot</text:p>
          </table:table-cell>
          <table:table-cell table:style-name="Tabelle1.A2" office:value-type="string">
            <text:p text:style-name="P21">ta1ā2<text:span text:style-name="T9">ǝ</text:span>Lo</text:p>
            <text:p text:style-name="P21">ta1ā2<text:span text:style-name="T9">ǝ</text:span>Lot</text:p>
          </table:table-cell>
          <table:table-cell table:style-name="Tabelle1.D7" office:value-type="string">
            <text:p text:style-name="P10">III,<text:span text:style-name="T3">3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0">አስተብቍዐ</text:p>
          </table:table-cell>
          <table:table-cell table:style-name="Tabelle1.B65" office:value-type="string">
            <text:p text:style-name="P44">ʾ<text:span text:style-name="T27">astabq</text:span><text:span text:style-name="T34">w</text:span><text:span text:style-name="T27">ǝ</text:span>ʿa</text:p>
          </table:table-cell>
          <table:table-cell table:style-name="Tabelle1.A2" office:value-type="string">
            <text:p text:style-name="P47">ʾ<text:span text:style-name="T27">asta12</text:span><text:span text:style-name="T29">ǝ</text:span><text:span text:style-name="T27">La</text:span></text:p>
          </table:table-cell>
          <table:table-cell table:style-name="Tabelle1.D7" office:value-type="string">
            <text:p text:style-name="P14">I<text:span text:style-name="T3">V</text:span>,<text:span text:style-name="T3">1a</text:span> Perf. 3 m. sg.</text:p>
          </table:table-cell>
          <table:table-cell table:style-name="Tabelle1.E2" office:value-type="string">
            <text:p text:style-name="P5">44.5<text:span text:style-name="T3">4</text:span></text:p>
          </table:table-cell>
        </table:table-row>
        <table:table-row table:style-name="Tabelle1.1">
          <table:table-cell table:style-name="Tabelle1.D7" office:value-type="string">
            <text:p text:style-name="P30">አስተበቍዐ</text:p>
          </table:table-cell>
          <table:table-cell table:style-name="Tabelle1.D7" office:value-type="string">
            <text:p text:style-name="P44">ʾ<text:span text:style-name="T27">astabaq</text:span><text:span text:style-name="T34">w</text:span><text:span text:style-name="T27">ǝ</text:span>ʿa</text:p>
          </table:table-cell>
          <table:table-cell table:style-name="Tabelle1.D7" office:value-type="string">
            <text:p text:style-name="P47">ʾ<text:span text:style-name="T27">asta1a2</text:span><text:span text:style-name="T29">ǝ</text:span><text:span text:style-name="T27">La</text:span></text:p>
          </table:table-cell>
          <table:table-cell table:style-name="Tabelle1.D7" office:value-type="string">
            <text:p text:style-name="P14">I<text:span text:style-name="T3">V</text:span>,<text:span text:style-name="T3">1b</text:span> Perf. 3 m. sg.</text:p>
          </table:table-cell>
          <table:table-cell table:style-name="Tabelle1.E2" office:value-type="string">
            <text:p text:style-name="P38">Cp. <text:s/>also</text:p>
            <text:p text:style-name="P38">CRoss.</text:p>
            <text:p text:style-name="P38">p. <text:s/>63.</text:p>
          </table:table-cell>
        </table:table-row>
        <table:table-row table:style-name="Tabelle1.1">
          <table:table-cell table:style-name="Tabelle1.A2" office:value-type="string">
            <text:p text:style-name="P29">ያስተ<text:span text:style-name="T18">በቍዕ</text:span></text:p>
          </table:table-cell>
          <table:table-cell table:style-name="Tabelle1.B65" office:value-type="string">
            <text:p text:style-name="P22"><text:span text:style-name="T25">yāstabaqq</text:span><text:span text:style-name="T33">w</text:span><text:span text:style-name="T28">ǝ</text:span><text:span text:style-name="T25">ʿ</text:span></text:p>
          </table:table-cell>
          <table:table-cell table:style-name="Tabelle1.A2" office:value-type="string">
            <text:p text:style-name="P22"><text:span text:style-name="T25">yāsta1a22</text:span><text:span text:style-name="T28">ǝL</text:span></text:p>
          </table:table-cell>
          <table:table-cell table:style-name="Tabelle1.D7" office:value-type="string">
            <text:p text:style-name="P10"><text:span text:style-name="T3">IV</text:span>,<text:span text:style-name="T3">1</text:span> Imperf. 3 m. sg.</text:p>
          </table:table-cell>
          <table:table-cell table:style-name="Tabelle1.E2" office:value-type="string">
            <text:p text:style-name="P5">44.5<text:span text:style-name="T3">4</text:span></text:p>
          </table:table-cell>
        </table:table-row>
        <table:table-row table:style-name="Tabelle1.1">
          <table:table-cell table:style-name="Tabelle1.A2" office:value-type="string">
            <text:p text:style-name="P29">ያስተ<text:span text:style-name="T18">ብቍዕ</text:span></text:p>
          </table:table-cell>
          <table:table-cell table:style-name="Tabelle1.A2" office:value-type="string">
            <text:p text:style-name="P42"><text:span text:style-name="T25">yāstabq</text:span><text:span text:style-name="T33">w</text:span><text:span text:style-name="T28">ǝ</text:span><text:span text:style-name="T25">ʿ</text:span></text:p>
          </table:table-cell>
          <table:table-cell table:style-name="Tabelle1.A2" office:value-type="string">
            <text:p text:style-name="P22"><text:span text:style-name="T25">yāsta12</text:span><text:span text:style-name="T28">ǝL</text:span></text:p>
          </table:table-cell>
          <table:table-cell table:style-name="Tabelle1.D7" office:value-type="string">
            <text:p text:style-name="P10"><text:span text:style-name="T3">IV</text:span>,<text:span text:style-name="T3">1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<text:span text:style-name="T18">ብቍዕ</text:span></text:p>
          </table:table-cell>
          <table:table-cell table:style-name="Tabelle1.A2" office:value-type="string">
            <text:p text:style-name="P45">ʾ<text:span text:style-name="T27">asta</text:span>bq<text:span text:style-name="T31">w</text:span><text:span text:style-name="T27">ǝ</text:span>ʿ</text:p>
          </table:table-cell>
          <table:table-cell table:style-name="Tabelle1.A2" office:value-type="string">
            <text:p text:style-name="P22"><text:span text:style-name="T36">ʾ</text:span><text:span text:style-name="T38">a</text:span><text:span text:style-name="T25">sta12</text:span><text:span text:style-name="T28">ǝL</text:span></text:p>
          </table:table-cell>
          <table:table-cell table:style-name="Tabelle1.D7" office:value-type="string">
            <text:p text:style-name="P10"><text:span text:style-name="T3">IV,1</text:span> Impera. 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ብቊ<text:span text:style-name="T18">ዖ</text:span></text:p>
          </table:table-cell>
          <table:table-cell table:style-name="Tabelle1.A2" office:value-type="string">
            <text:p text:style-name="P48">ʾ<text:span text:style-name="T27">asta</text:span>bq<text:span text:style-name="T32">w</text:span><text:span text:style-name="T27">i</text:span>ʿo</text:p>
          </table:table-cell>
          <table:table-cell table:style-name="Tabelle1.A2" office:value-type="string">
            <text:p text:style-name="P22"><text:span text:style-name="T36">ʾ</text:span><text:span text:style-name="T38">a</text:span><text:span text:style-name="T25">sta12iLo</text:span></text:p>
          </table:table-cell>
          <table:table-cell table:style-name="Tabelle1.D7" office:value-type="string">
            <text:p text:style-name="P10">IV,<text:span text:style-name="T3">1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D7" office:value-type="string">
            <text:p text:style-name="P29">አስ<text:span text:style-name="T18">ተብቍዖ</text:span></text:p>
            <text:p text:style-name="P31">አስተብቍዖት</text:p>
          </table:table-cell>
          <table:table-cell table:style-name="Tabelle1.D7" office:value-type="string">
            <text:p text:style-name="P48">ʾ<text:span text:style-name="T27">asta</text:span>bq<text:span text:style-name="T32">w</text:span><text:span text:style-name="T27">ǝ</text:span>ʿo</text:p>
            <text:p text:style-name="P48">ʾ<text:span text:style-name="T27">asta</text:span>bq<text:span text:style-name="T32">w</text:span><text:span text:style-name="T27">ǝ</text:span>ʿot</text:p>
          </table:table-cell>
          <table:table-cell table:style-name="Tabelle1.A2" office:value-type="string">
            <text:p text:style-name="P22"><text:span text:style-name="T36">ʾ</text:span><text:span text:style-name="T38">a</text:span><text:span text:style-name="T25">sta12</text:span><text:span text:style-name="T38">ǝ</text:span><text:span text:style-name="T25">Lo</text:span></text:p>
            <text:p text:style-name="P22"><text:span text:style-name="T36">ʾ</text:span><text:span text:style-name="T38">a</text:span><text:span text:style-name="T25">sta12</text:span><text:span text:style-name="T38">ǝ</text:span><text:span text:style-name="T25">Lot</text:span></text:p>
          </table:table-cell>
          <table:table-cell table:style-name="Tabelle1.D7" office:value-type="string">
            <text:p text:style-name="P10">IV,<text:span text:style-name="T3">1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0">አስተፈሥሐ</text:p>
          </table:table-cell>
          <table:table-cell table:style-name="Tabelle1.A2" office:value-type="string">
            <text:p text:style-name="P46"><text:span text:style-name="T42">ʾ</text:span><text:span text:style-name="T40">astafa</text:span><text:span text:style-name="T27">śś</text:span><text:span text:style-name="T30">ǝ</text:span><text:span text:style-name="T17">ḥ</text:span><text:span text:style-name="T7">a</text:span></text:p>
          </table:table-cell>
          <table:table-cell table:style-name="Tabelle1.A2" office:value-type="string">
            <text:p text:style-name="P43"><text:span text:style-name="T41">ʾ</text:span><text:span text:style-name="T39">asta1a22ǝLa</text:span></text:p>
          </table:table-cell>
          <table:table-cell table:style-name="Tabelle1.D7" office:value-type="string">
            <text:p text:style-name="P14">I<text:span text:style-name="T3">V</text:span>,2 Perf. 3 m. sg.</text:p>
          </table:table-cell>
          <table:table-cell table:style-name="Tabelle1.E73" office:value-type="string">
            <text:p text:style-name="P15">44.54</text:p>
          </table:table-cell>
        </table:table-row>
        <table:table-row table:style-name="Tabelle1.1">
          <table:table-cell table:style-name="Tabelle1.D7" office:value-type="string">
            <text:p text:style-name="P16">ያስተፌ<text:span text:style-name="T26">ሥ</text:span><text:span text:style-name="T18">ሕ</text:span></text:p>
          </table:table-cell>
          <table:table-cell table:style-name="Tabelle1.D7" office:value-type="string">
            <text:p text:style-name="P22"><text:span text:style-name="T25">yāstafe</text:span><text:span text:style-name="T28">śśǝ</text:span><text:span text:style-name="T15">ḥ</text:span></text:p>
          </table:table-cell>
          <table:table-cell table:style-name="Tabelle1.D7" office:value-type="string">
            <text:p text:style-name="P22"><text:span text:style-name="T25">yāsta1e22</text:span><text:span text:style-name="T38">ǝL</text:span></text:p>
          </table:table-cell>
          <table:table-cell table:style-name="Tabelle1.D7" office:value-type="string">
            <text:p text:style-name="P10"><text:span text:style-name="T3">IV</text:span>,<text:span text:style-name="T3">2</text:span> Imperf. 3 m. sg.</text:p>
          </table:table-cell>
          <table:table-cell table:style-name="Tabelle1.E2" office:value-type="string">
            <text:p text:style-name="P40"/>
          </table:table-cell>
        </table:table-row>
        <text:soft-page-break/>
        <table:table-row table:style-name="Tabelle1.75">
          <table:table-cell table:style-name="Tabelle1.A2" office:value-type="string">
            <text:p text:style-name="P16">ያስተ<text:span text:style-name="T18">ፈ</text:span><text:span text:style-name="T26">ሥ</text:span><text:span text:style-name="T18">ሕ</text:span></text:p>
          </table:table-cell>
          <table:table-cell table:style-name="Tabelle1.A2" office:value-type="string">
            <text:p text:style-name="P22"><text:span text:style-name="T25">yāstafa</text:span><text:span text:style-name="T28">śśǝ</text:span><text:span text:style-name="T15">ḥ</text:span></text:p>
          </table:table-cell>
          <table:table-cell table:style-name="Tabelle1.A2" office:value-type="string">
            <text:p text:style-name="P22"><text:span text:style-name="T25">yāsta1a22</text:span><text:span text:style-name="T38">ǝL</text:span></text:p>
          </table:table-cell>
          <table:table-cell table:style-name="Tabelle1.D7" office:value-type="string">
            <text:p text:style-name="P10"><text:span text:style-name="T3">IV</text:span>,<text:span text:style-name="T3">2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ፈ<text:span text:style-name="T18">ሥ</text:span>ሕ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fa</text:span><text:span text:style-name="T37">śśǝ</text:span><text:span text:style-name="T43">ḥ</text:span>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1a22</text:span><text:span text:style-name="T37">ǝL</text:span></text:p>
          </table:table-cell>
          <table:table-cell table:style-name="Tabelle1.D7" office:value-type="string">
            <text:p text:style-name="P10"><text:span text:style-name="T3">IV,2</text:span> Impera. 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ፈ<text:span text:style-name="T18">ሢ</text:span>ሖ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fa</text:span><text:span text:style-name="T37">śśi</text:span><text:span text:style-name="T43">ḥ</text:span><text:span text:style-name="T35">o</text:span>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1a22</text:span><text:span text:style-name="T37">iLo</text:span></text:p>
          </table:table-cell>
          <table:table-cell table:style-name="Tabelle1.D7" office:value-type="string">
            <text:p text:style-name="P10">IV,<text:span text:style-name="T3">2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31">አስተፈሥሖ</text:p>
            <text:p text:style-name="P31">አስተፈሥሖት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fa</text:span><text:span text:style-name="T37">śśǝ</text:span><text:span text:style-name="T43">ḥ</text:span><text:span text:style-name="T35">o</text:span></text:p>
            <text:p text:style-name="P45"><text:span text:style-name="T35">ʾ</text:span><text:span text:style-name="T37">asta</text:span><text:span text:style-name="T35">fa</text:span><text:span text:style-name="T37">śśǝ</text:span><text:span text:style-name="T43">ḥ</text:span><text:span text:style-name="T35">ot</text:span>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1a22</text:span><text:span text:style-name="T37">ǝLo</text:span></text:p>
            <text:p text:style-name="P49">ʾasta1a22ǝLot</text:p>
          </table:table-cell>
          <table:table-cell table:style-name="Tabelle1.D7" office:value-type="string">
            <text:p text:style-name="P10">IV,2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0"><text:s/>አስተጋብአ</text:p>
          </table:table-cell>
          <table:table-cell table:style-name="Tabelle1.A2" office:value-type="string">
            <text:p text:style-name="P44"><text:span text:style-name="T35">ʾ</text:span><text:span text:style-name="T37">astag</text:span><text:span text:style-name="T35">āb</text:span><text:span text:style-name="T37">ǝ</text:span><text:span text:style-name="T43">ʾ</text:span><text:span text:style-name="T35">a</text:span></text:p>
          </table:table-cell>
          <table:table-cell table:style-name="Tabelle1.A2" office:value-type="string">
            <text:p text:style-name="P44"><text:span text:style-name="T35">ʾ</text:span><text:span text:style-name="T37">asta1</text:span><text:span text:style-name="T35">ā2</text:span><text:span text:style-name="T37">ǝLa</text:span></text:p>
          </table:table-cell>
          <table:table-cell table:style-name="Tabelle1.D7" office:value-type="string">
            <text:p text:style-name="P14">I<text:span text:style-name="T3">V</text:span>,3 Perf. 3 m. sg.</text:p>
          </table:table-cell>
          <table:table-cell table:style-name="Tabelle1.E2" office:value-type="string">
            <text:p text:style-name="P5">44.5<text:span text:style-name="T3">4</text:span></text:p>
          </table:table-cell>
        </table:table-row>
        <table:table-row table:style-name="Tabelle1.1">
          <table:table-cell table:style-name="Tabelle1.A2" office:value-type="string">
            <text:p text:style-name="P29">ያስተጋብእ</text:p>
          </table:table-cell>
          <table:table-cell table:style-name="Tabelle1.A2" office:value-type="string">
            <text:p text:style-name="P22"><text:span text:style-name="T25">yāsta</text:span><text:span text:style-name="T38">g</text:span><text:span text:style-name="T36">ābb</text:span><text:span text:style-name="T38">ǝ</text:span><text:span text:style-name="T44">ʾ</text:span></text:p>
          </table:table-cell>
          <table:table-cell table:style-name="Tabelle1.A2" office:value-type="string">
            <text:p text:style-name="P22"><text:span text:style-name="T25">yāsta1</text:span><text:span text:style-name="T36">ā22</text:span><text:span text:style-name="T38">ǝL</text:span></text:p>
          </table:table-cell>
          <table:table-cell table:style-name="Tabelle1.D7" office:value-type="string">
            <text:p text:style-name="P10"><text:span text:style-name="T3">IV</text:span>,<text:span text:style-name="T3">3</text:span> Imperf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ያስተጋብእ</text:p>
          </table:table-cell>
          <table:table-cell table:style-name="Tabelle1.A2" office:value-type="string">
            <text:p text:style-name="P22"><text:span text:style-name="T25">yāsta</text:span><text:span text:style-name="T38">g</text:span><text:span text:style-name="T36">āb</text:span><text:span text:style-name="T38">ǝ</text:span><text:span text:style-name="T44">ʾ</text:span></text:p>
          </table:table-cell>
          <table:table-cell table:style-name="Tabelle1.A2" office:value-type="string">
            <text:p text:style-name="P22"><text:span text:style-name="T25">yāsta1</text:span><text:span text:style-name="T36">ā2</text:span><text:span text:style-name="T38">ǝL</text:span></text:p>
          </table:table-cell>
          <table:table-cell table:style-name="Tabelle1.D7" office:value-type="string">
            <text:p text:style-name="P10"><text:span text:style-name="T3">IV</text:span>,<text:span text:style-name="T3">3</text:span> Subj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ጋብእ</text:p>
          </table:table-cell>
          <table:table-cell table:style-name="Tabelle1.A2" office:value-type="string">
            <text:p text:style-name="P45"><text:span text:style-name="T35">ʾ</text:span><text:span text:style-name="T37">astag</text:span><text:span text:style-name="T35">āb</text:span><text:span text:style-name="T37">ǝ</text:span><text:span text:style-name="T43">ʾ</text:span>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1ā2</text:span><text:span text:style-name="T37">ǝL</text:span></text:p>
          </table:table-cell>
          <table:table-cell table:style-name="Tabelle1.D7" office:value-type="string">
            <text:p text:style-name="P10"><text:span text:style-name="T3">IV,3</text:span> Impera. 2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ጋቢኦ</text:p>
          </table:table-cell>
          <table:table-cell table:style-name="Tabelle1.A2" office:value-type="string">
            <text:p text:style-name="P45"><text:span text:style-name="T35">ʾ</text:span><text:span text:style-name="T37">astag</text:span><text:span text:style-name="T35">ābi</text:span><text:span text:style-name="T43">ʾ</text:span><text:span text:style-name="T35">o</text:span>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1ā2iLo</text:span></text:p>
          </table:table-cell>
          <table:table-cell table:style-name="Tabelle1.D7" office:value-type="string">
            <text:p text:style-name="P10">IV,<text:span text:style-name="T3">3</text:span> Gerund. 3 m. sg.</text:p>
          </table:table-cell>
          <table:table-cell table:style-name="Tabelle1.E2" office:value-type="string">
            <text:p text:style-name="P5"/>
          </table:table-cell>
        </table:table-row>
        <table:table-row table:style-name="Tabelle1.1">
          <table:table-cell table:style-name="Tabelle1.A2" office:value-type="string">
            <text:p text:style-name="P29">አስተጋብኦ</text:p>
            <text:p text:style-name="P29">አስተጋብኦት</text:p>
          </table:table-cell>
          <table:table-cell table:style-name="Tabelle1.A2" office:value-type="string">
            <text:p text:style-name="P45"><text:span text:style-name="T35">ʾ</text:span><text:span text:style-name="T37">astag</text:span><text:span text:style-name="T35">āb</text:span><text:span text:style-name="T37">ǝ</text:span><text:span text:style-name="T43">ʾ</text:span><text:span text:style-name="T35">o</text:span></text:p>
            <text:p text:style-name="P45"><text:span text:style-name="T35">ʾ</text:span><text:span text:style-name="T37">astag</text:span><text:span text:style-name="T35">āb</text:span><text:span text:style-name="T37">ǝ</text:span><text:span text:style-name="T43">ʾ</text:span><text:span text:style-name="T35">ot</text:span></text:p>
          </table:table-cell>
          <table:table-cell table:style-name="Tabelle1.A2" office:value-type="string">
            <text:p text:style-name="P45"><text:span text:style-name="T35">ʾ</text:span><text:span text:style-name="T37">asta</text:span><text:span text:style-name="T35">1ā2</text:span><text:span text:style-name="T37">ǝLo</text:span></text:p>
            <text:p text:style-name="P49">ʾasta1ā2ǝLot</text:p>
          </table:table-cell>
          <table:table-cell table:style-name="Tabelle1.D7" office:value-type="string">
            <text:p text:style-name="P10">IV,<text:span text:style-name="T3">3</text:span> Infinit. </text:p>
          </table:table-cell>
          <table:table-cell table:style-name="Tabelle1.E2" office:value-type="string">
            <text:p text:style-name="P5"/>
          </table:table-cell>
        </table:table-row>
        <table:table-row table:style-name="Tabelle1.8">
          <table:table-cell table:style-name="Tabelle1.E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thiopic Unicode1" svg:font-family="'Ethiopic Unicode', serif"/>
    <style:font-face style:name="Mangal1" svg:font-family="Mangal"/>
    <style:font-face style:name="Ethiopic Unicode" svg:font-family="'Ethiopic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grazia Pisani</meta:initial-creator>
    <meta:creation-date>2014-12-09T15:58:45.47</meta:creation-date>
    <dc:date>2015-03-25T11:18:09.27</dc:date>
    <dc:creator>Vitagrazia Pisani</dc:creator>
    <meta:editing-duration>P1DT8H50M23S</meta:editing-duration>
    <meta:editing-cycles>124</meta:editing-cycles>
    <meta:generator>OpenOffice/4.1.1$Win32 OpenOffice.org_project/411m6$Build-9775</meta:generator>
    <meta:printed-by>Vitagrazia Pisani</meta:printed-by>
    <meta:print-date>2014-12-17T14:31:07.22</meta:print-date>
    <meta:document-statistic meta:table-count="1" meta:image-count="0" meta:object-count="0" meta:page-count="4" meta:paragraph-count="346" meta:word-count="611" meta:character-count="3374"/>
  </office:meta>
</office:document-meta>
</file>